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192cm"/>
    </style:style>
    <style:style style:name="gr6" style:family="graphic" style:parent-style-name="standard">
      <style:graphic-properties draw:stroke="none" svg:stroke-color="#000000" draw:fill="none" draw:fill-color="#ffffff" fo:min-height="0.9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25cm" svg:height="5.352cm" svg:x="4.435cm" svg:y="3.326cm">
          <text:p text:style-name="P1"><text:span text:style-name="T1">condi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11.99cm" svg:height="3.845cm" svg:x="1.71cm" svg:y="10.455cm">
          <text:p text:style-name="P3"><text:span text:style-name="T1">{</text:span></text:p>
          <text:p text:style-name="P3"><text:span text:style-name="T1">//Statements</text:span></text:p>
          <text:p text:style-name="P3"><text:span text:style-name="T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1.419cm" svg:height="1.082cm" svg:x="6.959cm" svg:y="1.46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7.747cm" svg:y1="8.678cm" svg:x2="7.705cm" svg:y2="10.455cm" draw:start-shape="id1" draw:start-glue-point="6" draw:end-shape="id2" draw:end-glue-point="4" svg:d="M7747 8678l-42 1777" svg:viewBox="0 0 43 1778">
          <text:p/>
        </draw:connector>
        <draw:connector draw:style-name="gr3" draw:text-style-name="P1" draw:layer="layout" svg:x1="11.06cm" svg:y1="6.002cm" svg:x2="16.109cm" svg:y2="10.475cm" draw:start-shape="id1" draw:start-glue-point="7" draw:end-shape="id3" draw:end-glue-point="4" svg:d="M11060 6002h5049v4473" svg:viewBox="0 0 5050 4474">
          <text:p/>
        </draw:connector>
        <draw:connector draw:style-name="gr3" draw:text-style-name="P1" draw:layer="layout" draw:type="line" svg:x1="7.669cm" svg:y1="0.5cm" svg:x2="7.669cm" svg:y2="1.462cm" draw:end-shape="id4" draw:end-glue-point="4" svg:d="M7669 500v962" svg:viewBox="0 0 1 963">
          <text:p/>
        </draw:connector>
        <draw:connector draw:style-name="gr3" draw:text-style-name="P1" draw:layer="layout" draw:type="line" svg:x1="7.669cm" svg:y1="2.544cm" svg:x2="7.747cm" svg:y2="3.326cm" draw:start-shape="id4" draw:start-glue-point="8" draw:end-shape="id1" draw:end-glue-point="4" svg:d="M7669 2544l78 782" svg:viewBox="0 0 79 783">
          <text:p/>
        </draw:connector>
        <draw:connector draw:style-name="gr3" draw:text-style-name="P1" draw:layer="layout" svg:x1="7.705cm" svg:y1="14.3cm" svg:x2="6.959cm" svg:y2="2.003cm" draw:start-shape="id2" draw:start-glue-point="6" draw:end-shape="id4" draw:end-glue-point="6" svg:d="M7705 14300v551h-6545v-12848h5799" svg:viewBox="0 0 6546 12849">
          <text:p/>
        </draw:connector>
        <draw:custom-shape draw:style-name="gr4" draw:text-style-name="P1" xml:id="id3" draw:id="id3" draw:layer="layout" svg:width="4.417cm" svg:height="2.525cm" svg:x="13.9cm" svg:y="10.47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text-style-name="P4" draw:layer="layout" svg:width="1.893cm" svg:height="1.442cm" svg:x="9.01cm" svg:y="8.678cm">
          <draw:text-box>
            <text:p><text:span text:style-name="T2">V</text:span></text:p>
          </draw:text-box>
        </draw:frame>
        <draw:frame draw:style-name="gr6" draw:text-style-name="P4" draw:layer="layout" svg:width="1.578cm" svg:height="1.356cm" svg:x="11.692cm" svg:y="4.348cm">
          <draw:text-box>
            <text:p><text:span text:style-name="T2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7:14:13.488364532</meta:creation-date>
    <dc:date>2015-03-02T11:13:38.364423507</dc:date>
    <meta:editing-duration>PT6M9S</meta:editing-duration>
    <meta:editing-cycles>5</meta:editing-cycles>
    <meta:generator>LibreOffice/4.2.7.2$Linux_X86_64 LibreOffice_project/420m0$Build-2</meta:generator>
    <meta:document-statistic meta:object-count="11"/>
  </office:meta>
</office:document-meta>
</file>